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28pt" officeooo:paragraph-rsid="0014f300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officeooo:paragraph-rsid="0016da9d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40pt" officeooo:paragraph-rsid="0016da9d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fo:font-size="40pt" officeooo:paragraph-rsid="00174d62" style:font-size-asian="40pt" style:font-size-complex="40pt"/>
    </style:style>
    <style:style style:name="P6" style:family="paragraph" style:parent-style-name="Standard">
      <style:paragraph-properties fo:text-align="center" style:justify-single-word="false"/>
      <style:text-properties fo:font-size="36pt" officeooo:paragraph-rsid="0016da9d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fo:font-size="36pt" officeooo:paragraph-rsid="00174d62" style:font-size-asian="36pt" style:font-size-complex="36pt"/>
    </style:style>
    <style:style style:name="P8" style:family="paragraph" style:parent-style-name="Standard">
      <style:paragraph-properties fo:text-align="center" style:justify-single-word="false"/>
      <style:text-properties fo:font-size="32pt" officeooo:paragraph-rsid="0016da9d" style:font-size-asian="32pt" style:font-size-complex="32pt"/>
    </style:style>
    <style:style style:name="P9" style:family="paragraph" style:parent-style-name="Standard">
      <style:paragraph-properties fo:text-align="center" style:justify-single-word="false"/>
      <style:text-properties fo:font-size="32pt" officeooo:paragraph-rsid="00174d62" style:font-size-asian="32pt" style:font-size-complex="32pt"/>
    </style:style>
    <style:style style:name="P10" style:family="paragraph" style:parent-style-name="Standard">
      <style:paragraph-properties fo:text-align="center" style:justify-single-word="false"/>
      <style:text-properties fo:font-size="38pt" officeooo:paragraph-rsid="0016da9d" style:font-size-asian="38pt" style:font-size-complex="38pt"/>
    </style:style>
    <style:style style:name="P11" style:family="paragraph" style:parent-style-name="Standard">
      <style:paragraph-properties fo:text-align="center" style:justify-single-word="false" fo:break-before="page"/>
      <style:text-properties fo:font-size="28pt" officeooo:paragraph-rsid="0016da9d" style:font-size-asian="28pt" style:font-size-complex="28pt"/>
    </style:style>
    <style:style style:name="P12" style:family="paragraph" style:parent-style-name="Standard">
      <style:paragraph-properties fo:text-align="center" style:justify-single-word="false" fo:break-before="page"/>
      <style:text-properties fo:font-size="40pt" officeooo:paragraph-rsid="0016da9d" style:font-size-asian="40pt" style:font-size-complex="40pt"/>
    </style:style>
    <style:style style:name="P13" style:family="paragraph" style:parent-style-name="Standard">
      <style:paragraph-properties fo:text-align="center" style:justify-single-word="false" fo:break-before="page"/>
      <style:text-properties fo:font-size="40pt" officeooo:paragraph-rsid="00174d62" style:font-size-asian="40pt" style:font-size-complex="40pt"/>
    </style:style>
    <style:style style:name="P14" style:family="paragraph" style:parent-style-name="Standard">
      <style:paragraph-properties fo:text-align="center" style:justify-single-word="false" fo:break-before="page"/>
      <style:text-properties fo:font-size="36pt" officeooo:paragraph-rsid="0016da9d" style:font-size-asian="36pt" style:font-size-complex="36pt"/>
    </style:style>
    <style:style style:name="P15" style:family="paragraph" style:parent-style-name="Standard">
      <style:paragraph-properties fo:text-align="center" style:justify-single-word="false" fo:break-before="page"/>
      <style:text-properties fo:font-size="36pt" officeooo:paragraph-rsid="00174d62" style:font-size-asian="36pt" style:font-size-complex="36pt"/>
    </style:style>
    <style:style style:name="P16" style:family="paragraph" style:parent-style-name="Standard">
      <style:paragraph-properties fo:text-align="center" style:justify-single-word="false" fo:break-before="page"/>
      <style:text-properties fo:font-size="32pt" officeooo:paragraph-rsid="0016da9d" style:font-size-asian="32pt" style:font-size-complex="32pt"/>
    </style:style>
    <style:style style:name="P17" style:family="paragraph" style:parent-style-name="Standard">
      <style:paragraph-properties fo:text-align="center" style:justify-single-word="false" fo:break-before="page"/>
      <style:text-properties fo:font-size="32pt" officeooo:paragraph-rsid="00174d62" style:font-size-asian="32pt" style:font-size-complex="32pt"/>
    </style:style>
    <style:style style:name="P18" style:family="paragraph" style:parent-style-name="Standard">
      <style:paragraph-properties fo:text-align="center" style:justify-single-word="false" fo:break-before="page"/>
      <style:text-properties fo:font-size="38pt" officeooo:paragraph-rsid="0016da9d" style:font-size-asian="38pt" style:font-size-complex="38pt"/>
    </style:style>
    <style:style style:name="P19" style:family="paragraph" style:parent-style-name="Standard">
      <style:paragraph-properties fo:text-align="center" style:justify-single-word="false"/>
      <style:text-properties fo:font-size="40pt" officeooo:paragraph-rsid="00174d62" style:font-size-asian="40pt" style:font-size-complex="40pt"/>
    </style:style>
    <style:style style:name="P20" style:family="paragraph" style:parent-style-name="Standard">
      <style:paragraph-properties fo:text-align="center" style:justify-single-word="false"/>
      <style:text-properties fo:font-size="32pt" officeooo:paragraph-rsid="00174d62" style:font-size-asian="32pt" style:font-size-complex="32pt"/>
    </style:style>
    <style:style style:name="P21" style:family="paragraph" style:parent-style-name="Standard">
      <style:paragraph-properties fo:text-align="center" style:justify-single-word="false" fo:break-before="page"/>
      <style:text-properties fo:font-size="32pt" officeooo:paragraph-rsid="00174d62" style:font-size-asian="32pt" style:font-size-complex="32pt"/>
    </style:style>
    <style:style style:name="T1" style:family="text">
      <style:text-properties officeooo:rsid="0016da9d"/>
    </style:style>
    <style:style style:name="T2" style:family="text">
      <style:text-properties officeooo:rsid="001d06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l sonf vorz ji, goho yad balt, lonsh kalz vonfo;</text:p>
      <text:p text:style-name="P2">Sobra zol ror i ta nazpsad, grã ta malpërj;</text:p>
      <text:p text:style-name="P2">Di-es holk kwã nothoa zimz, od koma ta noblo zĩn;</text:p>
      <text:p text:style-name="P2">Soba thil jënomp përj aldi;</text:p>
      <text:p text:style-name="P2">Di-es yurbz obole ji rësam;</text:p>
      <text:p text:style-name="P2">Kasarm ohorela taba Pĩr;</text:p>
      <text:p text:style-name="P2">Di-es zonrenj kab erm yadna.</text:p>
      <text:p text:style-name="P2">Pila farzëm znurza adna gono Yadpil, di-es homto;</text:p>
      <text:p text:style-name="P2">Soba ipam, lu ipamis;</text:p>
      <text:p text:style-name="P2">Di-es loholo vep zomd poamal, od bogpa ã-i ta piap piamol od vau-an.</text:p>
      <text:p text:style-name="P2">Zakare, ka, od zamran; odo sikle kwã;</text:p>
      <text:p text:style-name="P2">zorj, lap zirdo noko Mad, hoath Yaida.</text:p>
      <text:p text:style-name="P14">Ajt upã zong om fa-a-ip sald, viu El?</text:p>
      <text:p text:style-name="P6">Sobam yalpërj izazaz piadf;</text:p>
      <text:p text:style-name="P6">Kasarma abramj ta talho parakleda, kwa ta lorselkwa turbz õ-<text:span text:style-name="T1">j</text:span>e balto.</text:p>
      <text:p text:style-name="P6">Jivi kis luzd orri, od mikalp kis bia ozongon;</text:p>
      <text:p text:style-name="P6">lap noan trof kors ta je, ok manin Yaidon.</text:p>
      <text:p text:style-name="P6">Torzu, gohe El;</text:p>
      <text:p text:style-name="P6">zakar, ka, s nokwod;</text:p>
      <text:p text:style-name="P6">zamran mikalzo, od ozazëm yurelp; lap zir I-o-yad.</text:p>
      <text:p text:style-name="P11">Mikma, goho Piad, zir komsel a zĩn biab os londo.</text:p>
      <text:p text:style-name="P3">Norz kis othil jijipa, undël kis ta puim, kwa mosple telok, kwĩn toltorj kis i kis je, em ozin, di-es ti bërjda od torzul.</text:p>
      <text:p text:style-name="P3">I li eol balzarj, od ãla thiln os netab, dluga vomsarj lonsa kapmiali vorz kla, homil kokazb fafen izizop od mĩnõj di ji netab, vaun nanai-el, panpër malpërji kaozj pild.</text:p>
      <text:p text:style-name="P3">Noan unalã balt od vau-an.</text:p>
      <text:p text:style-name="P3">Do-o-yap Mad, goholor, gohus, amiran.</text:p>
      <text:p text:style-name="P3">Mikma yehusoz kakakom, od do-o-ain noar mikalz ã-i om;</text:p>
      <text:p text:style-name="P3">Kasarmj gohia:</text:p>
      <text:p text:style-name="P3">Zakar, uniglaj, od imvamar pugo plapli anana-el kwãn.</text:p>
      <text:p text:style-name="P14">Othil lazdi babaje, od dorfa, gohol:</text:p>
      <text:p text:style-name="P6">ji kis je avavago kormp pidi, di-es sonf viu diu?</text:p>
      <text:p text:style-name="P6">Kasarmi oali mapëm, sobam aj kormpo krip el, kasarmj kro-od-zi kis od ujej;</text:p>
      <text:p text:style-name="P6">di-es ti, kapimali, kis kapimaon;</text:p>
      <text:p text:style-name="P6">od lonshin kis ta lo kla.</text:p>
      <text:p text:style-name="P6">Torgu, nor kwasahi, od ef kaozga;</text:p>
      <text:p text:style-name="P6">bagle zir e-ne yad, di-es i od apila.</text:p>
      <text:p text:style-name="P6">Do-o-aip Kwãl, zakar, od zamran obelisong, rest el ãf nor molap.</text:p>
      <text:p text:style-name="P18">Sapa zimĩ di diu, od noas ta kwanis Adroch, dorfal kaozj, od fãnts piripsol ta blior;</text:p>
      <text:p text:style-name="P10">kasarm amipzi nazarth af, od dlugar zizop zlida kaozji toltorji;</text:p>
      <text:p text:style-name="P10">od zë kis esiask el ta viu, od yaod thild, di-es hubar peoal, soba kormfa kis ta la, uls od kwa kokazb.</text:p>
      <text:p text:style-name="P10">Ka nĩs od darbz kwãs; ef etharzi od bliora;</text:p>
      <text:p text:style-name="P10">yayal ednas sikles, bagle je yad El.</text:p>
      <text:p text:style-name="P12">Gah s diu em, mikalzo pilzin;</text:p>
      <text:p text:style-name="P4">sobam el harj mir babalon od oblok samvelj, dlugar malpërj ar kaozji, od akam kanal;</text:p>
      <text:p text:style-name="P4">sobol zar ef bliard kaozji, od kis a netab od miam ta viu od di.</text:p>
      <text:p text:style-name="P4">Darsar solpeth bien;</text:p>
      <text:p text:style-name="P4">brita od zakam ji mikalzo soba ath trian luyahe od ekrin Mad kwãn.</text:p>
      <text:p text:style-name="P14">Rãs i salman paradiz, o-ekrimi ã-o yalpirga, kwĩn E-ne butmon, od i noas ni paradial, kasarmj ujar kirlan;</text:p>
      <text:p text:style-name="P6">od zonak lusiftian, kors ta vaul zirn tol hami;</text:p>
      <text:p text:style-name="P6">soba londo od miam kis ta di od es, umadea od pi bliar, othil rit od miam.</text:p>
      <text:p text:style-name="P6">S nokwol rit, zakar, zamran, o-ekrimi Kwãdã;</text:p>
      <text:p text:style-name="P6">od omikalz ã-i om;</text:p>
      <text:p text:style-name="P6">bagle papnor i dlugam lonshi, od umplif ujeji bigliad.</text:p>
      <text:p text:style-name="P16">Bazmelo, i ta piripson oln naz avab ox, kasarmj uran kis ujej;</text:p>
      <text:p text:style-name="P8">di-es abramj baltoha, goho yad;</text:p>
      <text:p text:style-name="P8">soba mi-an trian ta lolsis abai vovin, od aziajar rior.</text:p>
      <text:p text:style-name="P8">Irjil kis da di-es paox buzd kaozgo, di-es kis, od ip uran teloa kakërj oi salman lonko, od vovina karbaf!</text:p>
      <text:p text:style-name="P8">Nĩso, bagle avavago gohon;</text:p>
      <text:p text:style-name="P8">nĩso, bagle momau si-ayon, od mabza Yado i, as, momar, poilp.</text:p>
      <text:p text:style-name="P8">Nĩs, zamran si-a-ofi kaozgo, od bliors, od kors i ta abramij.</text:p>
      <text:p text:style-name="P16">Mikalz branzj përjel, napta yalpor (di-es brin efafafe pi vonfo olani od obza, sobka upã kis tatan, od tranan balye) alar luzda sobol, od kis holk s nokwodi sial.</text:p>
      <text:p text:style-name="P8">Unal aldon mom kaozgo ta las olor jënei limlal.</text:p>
      <text:p text:style-name="P8">Ama kis soba madrid zë kis!</text:p>
      <text:p text:style-name="P8">Õanoan kis avini drilpi kaozjin, od butmoni parm zumvi knila:</text:p>
      <text:p text:style-name="P8">dazis ethamz a kildao, od mirk ozol kis pidi-ai kolal.</text:p>
      <text:p text:style-name="P8">Ulsinin a sobam usim, bagle yad Balto kirlan par.</text:p>
      <text:p text:style-name="P8">Nĩso (od ip ofafafe)!</text:p>
      <text:p text:style-name="P8">Bagle a kokazb i kors ka unig blior.</text:p>
      <text:p text:style-name="P17">Koraxo kis kormp od blans lukal aziazior paib, soba lilonon kis virk op eofan od raklir mãsi bagle kaozji, di-es yalpon dosij od basjim, od oxex dazis siatris, od salbrox sinxir faboan.</text:p>
      <text:p text:style-name="P9">Unal kis konst di-es daox kokazj ol oanio yor eors vohim jizyax, od matb kokazj plozi molvi, di-es paje ip, laraj om droln matorb kokazb.</text:p>
      <text:p text:style-name="P9">Emna el patralx yolsi matb, nomij mononz olora jënei anjelard.</text:p>
      <text:p text:style-name="P9">Ohio Ohio Ohio Ohio Ohio Ohio, noib, Ohio kaozgon, bagle madrid i, zirop, kiso drilpa.</text:p>
      <text:p text:style-name="P9">Nĩso - krip ip nidali.</text:p>
      <text:p text:style-name="P15">Ox-i-ay-al holdo od zirom o koraxo di-es zildar rãsy, od vabzir kamliax od bahal:</text:p>
      <text:p text:style-name="P7">Nĩso!</text:p>
      <text:p text:style-name="P7">salman telok;</text:p>
      <text:p text:style-name="P7">kasarman holk, od ti i ta zë kis soba kormf i ga.</text:p>
      <text:p text:style-name="P7">Nĩsa!</text:p>
      <text:p text:style-name="P7">Bagle abramj nonsp.</text:p>
      <text:p text:style-name="P7">Zakare, ka, od zamran;</text:p>
      <text:p text:style-name="P7">odo sikle kwã;</text:p>
      <text:p text:style-name="P7">zorj, lap zirdo noko Mad, hoath Yaida.</text:p>
      <text:p text:style-name="P13">Nonsi di-es sonf babaje, od kis ob, hubayo tibib alar atra-a, od ef!</text:p>
      <text:p text:style-name="P5">Drix fafen mi-an, ar E-ne ovof, Soba do-o-ain ã-i i Vonf.</text:p>
      <text:p text:style-name="P5">Zakar, gohus, od zamran;</text:p>
      <text:p text:style-name="P5">odo sikle kwã;</text:p>
      <text:p text:style-name="P5">zorj lap zirdo noko Mad, hoath Yaida.</text:p>
      <text:p text:style-name="P13">Noromi bagie, pazbz Oyad, di-es trint mirk ol thil, dodz tol ham kaozgo homin;</text:p>
      <text:p text:style-name="P5">di-es brin oroch kwar;</text:p>
      <text:p text:style-name="P5">mikma bial Oyad, a izro Tox, di-es i um ã-i Baltim;</text:p>
      <text:p text:style-name="P5">zakar od zamran;</text:p>
      <text:p text:style-name="P5">odo sikle kwã;</text:p>
      <text:p text:style-name="P5">zorj, lap zirdo noko Mad, hoath Yaida.</text:p>
      <text:p text:style-name="P13">Ils tabãn el yalpërt, kasarman upãhi kis darj, di-es oado kaozji orzkor, di-es omax monaski Baeovib od emetjis yayadix:</text:p>
      <text:p text:style-name="P5">zakar od zamran;</text:p>
      <text:p text:style-name="P5">odo sikle kwã;</text:p>
      <text:p text:style-name="P5">zorj, lap zirdo noko Mad, hoath Yaida.</text:p>
      <text:p text:style-name="P13">Ils viu yalpërt salman balt, di-es akro-odzi buzd, od bliorax balit;</text:p>
      <text:p text:style-name="P5">di-es insi kaozj luzdan emod di-es om od tëliob:</text:p>
      <text:p text:style-name="P5">drilpa jeh ils Mad Zilodarp.</text:p>
      <text:p text:style-name="P5">Zakar od zamran;</text:p>
      <text:p text:style-name="P5">odo sikle kwã;</text:p>
      <text:p text:style-name="P5">zorj, lap zirdo noko Mad, hoath Yaida.</text:p>
      <text:p text:style-name="P13">Ils di yalpërt, soba upã kis nanba zixlay dodsi, od brint taxs hubaro tustax ilsi, soba yad i vonpo unf:</text:p>
      <text:p text:style-name="P5">aldon dax il od toatar.</text:p>
      <text:p text:style-name="P5">Zakar od zamran; odo sikle kwã;</text:p>
      <text:p text:style-name="P5">zorj, lap zirdo noko Mad, hoath Yaida.</text:p>
      <text:p text:style-name="P13">Ils mikalz olpërt yalpërj bliors, di-es odo buzdir Oyad ovoarz kaozgo;</text:p>
      <text:p text:style-name="P5">kasarmj laiad eran brints kafafam;</text:p>
      <text:p text:style-name="P5">di-es i umd a kwa loadohi Moz, od maofas:</text:p>
      <text:p text:style-name="P5">bolp komo bliort pamt.</text:p>
      <text:p text:style-name="P5">Zakar od zamran;</text:p>
      <text:p text:style-name="P5">odo sikle kwã;</text:p>
      <text:p text:style-name="P5">zorj,lap zirdo noko Mad, hoath Yaida.</text:p>
      <text:p text:style-name="P17"/>
      <text:p text:style-name="P9">Madriax di-es praf <text:span text:style-name="T2">&lt; &gt;</text:span>, kis mikalz sãnir kaozgo, od fifis balzizras Yaida! Nonsa gohulim: Mikma adoyan Mad, yaod bliorb, Soba õanoa kis lusiftias peripsol; Di-es abrãsa nonsf netaib kaozji, od tilb adfãt damploz, towat nonsf ji mikalz oma, elrazd tofglo marb yari Idoigo; od torzulp yaodaf, gohol: kaozga, tabãrd sãnir, od kristeos irpoil tiobl, buzdir tilb noaln paid orzba od dodrmni zilna. Elzap tilb, parm ji peripsax, od ta kwërlst boapis. El nibëm, uko simp; od kristeos aj toltorn mirk kwa tiobl lel. Ton pãmd, dilzmo aspian; od kristeos aj el tortorn parakch a <text:soft-page-break/>simp. Kordziz, dodpal od fifalz el smënad; od farjt, bams omawas. Konizbra od avavox, tonug. Orzka tibël, noasmi tabjes levithmonj; unki omp tilb orz. Bagle? Mõwa ol kordziz. El kapimao ixomaxip, od ka kokazb gosã; baglen pi tianta a babalond, od farjt telok vovim. Madriax, torzu! Oadriax orocha, aboapri. Tabãri priaz ar tabas; adërpan kors ta dobix; yolkam priazi ar koazior, od kwasb kwëting. Ripir paoxt saga kor; umël od përdzar, kakërj a-oive-ai ormpt. Torzu, zakar, od zamran aspt sibsi butmona, di-es surzas Tia baltan; odo sikle kwã, od ozazma plapli yadnam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02:32:38.334750331</meta:creation-date>
    <dc:date>2020-01-21T21:19:16.854994737</dc:date>
    <meta:editing-duration>PT16M19S</meta:editing-duration>
    <meta:editing-cycles>5</meta:editing-cycles>
    <meta:generator>LibreOffice/6.2.8.2$Linux_X86_64 LibreOffice_project/20$Build-2</meta:generator>
    <meta:print-date>2020-01-04T00:36:11.183231848</meta:print-date>
    <meta:document-statistic meta:table-count="0" meta:image-count="0" meta:object-count="0" meta:page-count="19" meta:paragraph-count="115" meta:word-count="1190" meta:character-count="6566" meta:non-whitespace-character-count="5491"/>
  </office:meta>
</office:document-meta>
</file>